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E338ECAC95FBA5B1C.png" manifest:media-type="image/png"/>
  <manifest:file-entry manifest:full-path="Pictures/10000000000001F4000001AE4D38E780D4416AC6.png" manifest:media-type="image/png"/>
  <manifest:file-entry manifest:full-path="Pictures/10000000000001FE000001A497E51B26D7E300F0.png" manifest:media-type="image/png"/>
  <manifest:file-entry manifest:full-path="Pictures/10000000000001FE000001A4FBB7A90F7D5156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Liberation Sans" svg:font-family="'Liberation Sans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style:repeat="stretch" draw:image-opacity="100%" style:mirror="none"/>
    </style:style>
    <style:style style:name="gr2" style:family="graphic" style:parent-style-name="standard">
      <style:graphic-properties draw:stroke="solid" svg:stroke-width="0.081cm" svg:stroke-color="#000000" draw:marker-start-width="0.269cm" draw:marker-end="Rounded_20_short_20_Arrow" draw:marker-end-width="0.724cm" draw:fill="none" draw:textarea-vertical-align="middle" draw:auto-grow-height="false" draw:auto-grow-width="false" fo:padding-top="0.148cm" fo:padding-bottom="0.148cm" fo:padding-left="0.273cm" fo:padding-right="0.273cm" fo:wrap-option="no-wrap"/>
    </style:style>
    <style:style style:name="gr3" style:family="graphic" style:parent-style-name="standard">
      <style:graphic-properties draw:stroke="none" draw:fill="none" draw:auto-grow-height="true" draw:fit-to-size="false" style:shrink-to-fit="false" fo:min-height="1.831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832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29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2.958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="none" draw:auto-grow-height="true" draw:fit-to-size="false" style:shrink-to-fit="false" fo:min-height="1.5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draw:fit-to-size="false" style:shrink-to-fit="false" fo:min-height="1.781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auto-grow-height="true" draw:fit-to-size="false" style:shrink-to-fit="false" fo:min-height="1.28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.796cm" fo:padding-top="0.125cm" fo:padding-bottom="0.125cm" fo:padding-left="0.25cm" fo:padding-right="0.25cm" fo:wrap-option="no-wrap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style:repeat="stretch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text-line-through-style="none" style:text-line-through-type="none" style:font-name="Times New Roman1" fo:font-size="28pt" fo:font-weight="bold" style:font-size-asian="28pt" style:font-size-complex="28pt"/>
    </style:style>
    <style:style style:name="T2" style:family="text">
      <style:text-properties style:text-line-through-style="none" style:text-line-through-type="none" fo:font-size="24pt" fo:font-weight="bold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line-through-style="none" style:text-line-through-type="none" fo:font-size="22pt" fo:font-weight="bold" style:font-size-asian="22pt" style:font-size-complex="22pt"/>
    </style:style>
    <style:style style:name="T5" style:family="text">
      <style:text-properties style:text-line-through-style="none" style:text-line-through-type="none" fo:font-size="32pt" fo:font-weight="bold" style:font-size-asian="32pt" style:font-size-complex="32pt"/>
    </style:style>
    <style:style style:name="T6" style:family="text">
      <style:text-properties style:text-line-through-style="none" style:text-line-through-type="none" fo:font-size="26pt" fo:font-weight="bold" style:font-size-asian="26pt" style:font-size-complex="26pt"/>
    </style:style>
    <style:style style:name="T7" style:family="text">
      <style:text-properties style:text-line-through-style="none" style:text-line-through-type="none" fo:font-size="28pt" fo:font-weight="bold" style:font-size-asian="28pt" style:font-size-complex="28pt"/>
    </style:style>
    <style:style style:name="T8" style:family="text">
      <style:text-properties style:text-line-through-style="none" style:text-line-through-type="none" style:font-name="Times New Roman1" fo:font-size="46pt" fo:font-weight="bold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9.899cm" svg:height="19.48cm" svg:x="3.521cm" svg:y="16.3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1" draw:text-style-name="P1" draw:layer="layout" svg:width="20.085cm" svg:height="19.259cm" svg:x="26.915cm" svg:y="16.5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2" draw:text-style-name="P2" draw:layer="layout" svg:x1="7.076cm" svg:y1="19.437cm" svg:x2="7.076cm" svg:y2="30.922cm">
          <text:p/>
        </draw:line>
        <draw:line draw:style-name="gr2" draw:text-style-name="P2" draw:layer="layout" svg:x1="11.796cm" svg:y1="19.437cm" svg:x2="11.796cm" svg:y2="30.922cm">
          <text:p/>
        </draw:line>
        <draw:line draw:style-name="gr2" draw:text-style-name="P2" draw:layer="layout" svg:x1="9.436cm" svg:y1="19.437cm" svg:x2="9.436cm" svg:y2="30.922cm">
          <text:p/>
        </draw:line>
        <draw:line draw:style-name="gr2" draw:text-style-name="P2" draw:layer="layout" svg:x1="14.156cm" svg:y1="19.437cm" svg:x2="14.156cm" svg:y2="30.922cm">
          <text:p/>
        </draw:line>
        <draw:line draw:style-name="gr2" draw:text-style-name="P2" draw:layer="layout" svg:x1="16.517cm" svg:y1="19.437cm" svg:x2="16.517cm" svg:y2="30.922cm">
          <text:p/>
        </draw:line>
        <draw:line draw:style-name="gr2" draw:text-style-name="P2" draw:layer="layout" svg:x1="18.877cm" svg:y1="19.437cm" svg:x2="18.877cm" svg:y2="30.939cm">
          <text:p/>
        </draw:line>
        <draw:line draw:style-name="gr2" draw:text-style-name="P2" draw:layer="layout" svg:x1="21.237cm" svg:y1="19.437cm" svg:x2="21.237cm" svg:y2="30.939cm">
          <text:p/>
        </draw:line>
        <draw:frame draw:style-name="gr3" draw:text-style-name="P3" draw:layer="layout" svg:width="3.744cm" svg:height="2.081cm" draw:transform="rotate (1.5707963267949) translate (6.35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8.562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10.923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13.43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15.79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18.298cm 34.431cm)">
          <draw:text-box>
            <text:p><text:span text:style-name="T1">ZT20</text:span></text:p>
          </draw:text-box>
        </draw:frame>
        <draw:frame draw:style-name="gr3" draw:text-style-name="P3" draw:layer="layout" svg:width="3.744cm" svg:height="2.081cm" draw:transform="rotate (1.5707963267949) translate (20.511cm 33.783cm)">
          <draw:text-box>
            <text:p><text:span text:style-name="T1">ZT0</text:span></text:p>
          </draw:text-box>
        </draw:frame>
        <draw:frame draw:style-name="gr6" draw:text-style-name="P5" draw:layer="layout" svg:width="8.154cm" svg:height="3.208cm" svg:x="-0.554cm" svg:y="27.531cm">
          <draw:text-box>
            <text:p text:style-name="P4"><text:span text:style-name="T2">Photosynthesi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-0.554cm" svg:y="23.692cm">
          <draw:text-box>
            <text:p text:style-name="P4"><text:span text:style-name="T2">Photosynthesi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0.6cm" svg:y="21.2cm">
          <draw:text-box>
            <text:p text:style-name="P4"><text:span text:style-name="T6">Fv/Fm</text:span></text:p>
          </draw:text-box>
        </draw:frame>
        <draw:frame draw:style-name="gr1" draw:text-style-name="P1" draw:layer="layout" svg:width="19.777cm" svg:height="16.95cm" svg:x="3.09cm" svg:y="2.65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1" draw:text-style-name="P1" draw:layer="layout" svg:width="21.142cm" svg:height="16.95cm" svg:x="25.658cm" svg:y="2.45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8" draw:text-style-name="P5" draw:layer="layout" svg:width="4.44cm" svg:height="2.031cm" draw:transform="rotate (1.5707963267949) translate (1.569cm 12cm)">
          <draw:text-box>
            <text:p text:style-name="P4"><text:span text:style-name="T7">Fv/Fm</text:span></text:p>
          </draw:text-box>
        </draw:frame>
        <draw:frame draw:style-name="gr9" draw:text-style-name="P5" draw:layer="layout" svg:width="4.362cm" svg:height="1.53cm" draw:transform="rotate (1.5707963267949) translate (24.89cm 11.613cm)">
          <draw:text-box>
            <text:p text:style-name="P4"><text:span text:style-name="T7">Fv/Fm</text:span></text:p>
          </draw:text-box>
        </draw:frame>
        <draw:frame draw:style-name="gr10" draw:text-style-name="P6" draw:layer="layout" svg:width="3.584cm" svg:height="2.046cm" svg:x="0.816cm" svg:y="2.554cm">
          <draw:text-box>
            <text:p><text:span text:style-name="T8">(A)</text:span></text:p>
          </draw:text-box>
        </draw:frame>
        <draw:frame draw:style-name="gr10" draw:text-style-name="P6" draw:layer="layout" svg:width="3.584cm" svg:height="2.046cm" svg:x="24.6cm" svg:y="2.6cm">
          <draw:text-box>
            <text:p><text:span text:style-name="T8"><text:s/></text:span><text:span text:style-name="T8">(B)</text:span></text:p>
          </draw:text-box>
        </draw:frame>
        <draw:line draw:style-name="gr2" draw:text-style-name="P2" draw:layer="layout" svg:x1="30.63cm" svg:y1="19.437cm" svg:x2="30.63cm" svg:y2="30.922cm">
          <text:p/>
        </draw:line>
        <draw:line draw:style-name="gr2" draw:text-style-name="P2" draw:layer="layout" svg:x1="35.35cm" svg:y1="19.437cm" svg:x2="35.35cm" svg:y2="30.922cm">
          <text:p/>
        </draw:line>
        <draw:line draw:style-name="gr2" draw:text-style-name="P2" draw:layer="layout" svg:x1="32.99cm" svg:y1="19.437cm" svg:x2="32.99cm" svg:y2="30.922cm">
          <text:p/>
        </draw:line>
        <draw:line draw:style-name="gr2" draw:text-style-name="P2" draw:layer="layout" svg:x1="37.71cm" svg:y1="19.437cm" svg:x2="37.71cm" svg:y2="30.922cm">
          <text:p/>
        </draw:line>
        <draw:line draw:style-name="gr2" draw:text-style-name="P2" draw:layer="layout" svg:x1="40.071cm" svg:y1="19.437cm" svg:x2="40.071cm" svg:y2="30.922cm">
          <text:p/>
        </draw:line>
        <draw:line draw:style-name="gr2" draw:text-style-name="P2" draw:layer="layout" svg:x1="42.431cm" svg:y1="19.437cm" svg:x2="42.431cm" svg:y2="30.939cm">
          <text:p/>
        </draw:line>
        <draw:line draw:style-name="gr2" draw:text-style-name="P2" draw:layer="layout" svg:x1="44.791cm" svg:y1="19.437cm" svg:x2="44.791cm" svg:y2="30.939cm">
          <text:p/>
        </draw:line>
        <draw:frame draw:style-name="gr3" draw:text-style-name="P3" draw:layer="layout" svg:width="3.744cm" svg:height="2.081cm" draw:transform="rotate (1.5707963267949) translate (29.904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32.116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34.477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36.984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39.344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41.852cm 34.431cm)">
          <draw:text-box>
            <text:p><text:span text:style-name="T1">ZT20</text:span></text:p>
          </draw:text-box>
        </draw:frame>
        <draw:frame draw:style-name="gr3" draw:text-style-name="P3" draw:layer="layout" svg:width="3.744cm" svg:height="2.081cm" draw:transform="rotate (1.5707963267949) translate (44.065cm 33.783cm)">
          <draw:text-box>
            <text:p><text:span text:style-name="T1">ZT0</text:span></text:p>
          </draw:text-box>
        </draw:frame>
        <draw:frame draw:style-name="gr6" draw:text-style-name="P5" draw:layer="layout" svg:width="8.154cm" svg:height="3.208cm" svg:x="23cm" svg:y="27.531cm">
          <draw:text-box>
            <text:p text:style-name="P4"><text:span text:style-name="T2">Photosynthesi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23cm" svg:y="23.692cm">
          <draw:text-box>
            <text:p text:style-name="P4"><text:span text:style-name="T2">Photosynthesi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24.154cm" svg:y="21.2cm">
          <draw:text-box>
            <text:p text:style-name="P4"><text:span text:style-name="T6">Fv/Fm</text:span></text:p>
          </draw:text-box>
        </draw:frame>
        <draw:frame draw:style-name="gr10" draw:text-style-name="P6" draw:layer="layout" svg:width="3.584cm" svg:height="2.046cm" svg:x="0.616cm" svg:y="18.4cm">
          <draw:text-box>
            <text:p><text:span text:style-name="T8"><text:s/></text:span><text:span text:style-name="T8">(C)</text:span></text:p>
          </draw:text-box>
        </draw:frame>
        <draw:frame draw:style-name="gr10" draw:text-style-name="P6" draw:layer="layout" svg:width="3.584cm" svg:height="2.046cm" svg:x="24.5cm" svg:y="18.354cm">
          <draw:text-box>
            <text:p><text:span text:style-name="T8"><text:s/></text:span><text:span text:style-name="T8">(D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Liberation Sans" svg:font-family="'Liberation Sans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2</meta:editing-cycles>
    <meta:editing-duration>PT13M29S</meta:editing-duration>
    <dc:date>2023-01-11T16:30:36.675673114</dc:date>
    <meta:document-statistic meta:object-count="64"/>
  </office:meta>
</office:document-meta>
</file>